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3ad00"/>
    </style:style>
    <style:style style:name="P8" style:family="paragraph" style:parent-style-name="Standard">
      <style:text-properties officeooo:rsid="00063182" officeooo:paragraph-rsid="00171ab4"/>
    </style:style>
    <style:style style:name="P9" style:family="paragraph" style:parent-style-name="Standard">
      <style:text-properties officeooo:rsid="000d307a" officeooo:paragraph-rsid="000d307a"/>
    </style:style>
    <style:style style:name="P10" style:family="paragraph" style:parent-style-name="Standard">
      <style:text-properties officeooo:rsid="000d307a" officeooo:paragraph-rsid="00171ab4"/>
    </style:style>
    <style:style style:name="P11" style:family="paragraph" style:parent-style-name="Standard">
      <style:text-properties style:text-underline-style="solid" style:text-underline-width="auto" style:text-underline-color="font-color" officeooo:rsid="00063182" officeooo:paragraph-rsid="00063182"/>
    </style:style>
    <style:style style:name="P12"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3"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4"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5"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6"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7"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18"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19"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0" style:family="paragraph" style:parent-style-name="Standard">
      <style:text-properties officeooo:rsid="000dffdc" officeooo:paragraph-rsid="000dffdc"/>
    </style:style>
    <style:style style:name="P21" style:family="paragraph" style:parent-style-name="Standard">
      <style:text-properties officeooo:rsid="000f53db" officeooo:paragraph-rsid="000f53db"/>
    </style:style>
    <style:style style:name="P22" style:family="paragraph" style:parent-style-name="Standard">
      <style:text-properties officeooo:rsid="000f53db" officeooo:paragraph-rsid="00171ab4"/>
    </style:style>
    <style:style style:name="P23" style:family="paragraph" style:parent-style-name="Standard">
      <style:text-properties officeooo:rsid="000fe824" officeooo:paragraph-rsid="000fe824"/>
    </style:style>
    <style:style style:name="P24" style:family="paragraph" style:parent-style-name="Standard">
      <style:text-properties officeooo:paragraph-rsid="000fe824"/>
    </style:style>
    <style:style style:name="P25" style:family="paragraph" style:parent-style-name="Standard">
      <style:text-properties officeooo:rsid="0013ad00" officeooo:paragraph-rsid="0013ad00"/>
    </style:style>
    <style:style style:name="P26" style:family="paragraph" style:parent-style-name="Standard">
      <style:text-properties officeooo:rsid="00171ab4" officeooo:paragraph-rsid="00171ab4"/>
    </style:style>
    <style:style style:name="P27" style:family="paragraph" style:parent-style-name="Standard">
      <style:text-properties officeooo:rsid="00063182" officeooo:paragraph-rsid="00175a40"/>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officeooo:rsid="0011ef1d"/>
    </style:style>
    <style:style style:name="T14" style:family="text">
      <style:text-properties officeooo:rsid="0013ad00"/>
    </style:style>
    <style:style style:name="T15" style:family="text">
      <style:text-properties officeooo:rsid="001562ce"/>
    </style:style>
    <style:style style:name="T16" style:family="text">
      <style:text-properties officeooo:rsid="00171ab4"/>
    </style:style>
    <style:style style:name="T17" style:family="text">
      <style:text-properties fo:font-style="italic" fo:font-weight="bold" officeooo:rsid="00171ab4" style:font-style-asian="italic" style:font-weight-asian="bold" style:font-style-complex="italic" style:font-weight-complex="bold"/>
    </style:style>
    <style:style style:name="T18" style:family="text">
      <style:text-properties officeooo:rsid="00175a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ulti-Word-Int</text:p>
      <text:p text:style-name="P12"/>
      <text:p text:style-name="P5">Multi-Word-Int is a large integer library for the Free Pascal compiler.</text:p>
      <text:p text:style-name="P8">It is written entirely in Pascal, works in both 32bit and 64bit environments, so should be portable to any platform that is targeted by the compiler. <text:span text:style-name="T16">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3"><text:span text:style-name="T9">Large </text:span><text:span text:style-name="T8">Integer Types</text:span></text:p>
      <text:p text:style-name="P13"/>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3">M</text:span>ulti_Int_XV :<text:tab/><text:span text:style-name="T16">variab</text:span>le <text:span text:style-name="T16">size</text:span> multiple word integer</text:p>
      <text:p text:style-name="P27">The <text:span text:style-name="T16">default </text:span>size of this type is defined by the calling code in a parameter to the initialisation procedure; this is in half-words. So, if you specify 128, this equals 64 whole words, which equals 4096 bits <text:span text:style-name="T1">in a 64bit environment</text:span>.<text:span text:style-name="T16"> A maximum size is set at 2x the default in the initialisation function, </text:span><text:span text:style-name="T18">but b</text:span><text:span text:style-name="T16">y calling Multi_Int_Set_XV_Limit, you can specify the maximum size of this type.</text:span></text:p>
      <text:p text:style-name="P26">As the number contained in a <text:span text:style-name="T13">M</text:span><text:span text:style-name="T6">ulti_Int_XV </text:span>variable gets larger, the size of the variable expands to a size that can contain the number. If the maximum size is reached, an overflow exception/error is generated.</text:p>
      <text:p text:style-name="P26"><text:span text:style-name="T18">Individual v</text:span>ariables of type <text:span text:style-name="T13">M</text:span><text:span text:style-name="T6">ulti_Int_XV </text:span>can be resized explicitly by calling the Multi_Int_Reset_XV_Size function, but in most cases this will not be necessary <text:span text:style-name="T18">because it will be done automatically whenever a new value is assigned</text:span>.</text:p>
      <text:p text:style-name="P8">The larger the size <text:span text:style-name="T16">of </text:span><text:span text:style-name="T13">M</text:span>ulti_Int_XV <text:span text:style-name="T16">variables</text:span>, the slower the calculations become.</text:p>
      <text:p text:style-name="P8">The <text:span text:style-name="T16">fixed-size </text:span>types Multi_Int_X2, Multi_Int_X3 and Multi_Int_X4 are provided for maximum speed<text:span text:style-name="T7">, t</text:span>he Multi_Int_XV type is provided for maximum flexibility. </text:p>
      <text:p text:style-name="P16"/>
      <text:p text:style-name="P16">Operators</text:p>
      <text:p text:style-name="P1"/>
      <text:p text:style-name="P1">The following arithmetical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xor :<text:tab/></text:span>exclusive-or</text:p>
      <text:p text:style-name="P1"><text:span text:style-name="T7">mod :<text:tab/></text:span>modulo</text:p>
      <text:p text:style-name="P1"><text:span text:style-name="T7">** : <text:tab/></text:span>power</text:p>
      <text:p text:style-name="P1"><text:soft-page-break/><text:span text:style-name="T7">abs :<text:tab/></text:span>absolute <text:span text:style-name="T7">value</text:span></text:p>
      <text:p text:style-name="P1"/>
      <text:p text:style-name="P1">The standard comparison/logical operators are provided:</text:p>
      <text:p text:style-name="P4"><text:s text:c="2"/>= <text:s/><text:span text:style-name="T7">equals</text:span></text:p>
      <text:p text:style-name="P4"><text:s/>&lt;&gt; <text:s/><text:span text:style-name="T7">not-equals</text:span></text:p>
      <text:p text:style-name="P4"><text:s/>&gt; <text:span text:style-name="T7">greater-than</text:span></text:p>
      <text:p text:style-name="P4"><text:s/>&gt;= <text:span text:style-name="T7">greater-than-or-equal-to</text:span></text:p>
      <text:p text:style-name="P4"><text:s/>&lt; <text:span text:style-name="T7">less-than</text:span> </text:p>
      <text:p text:style-name="P4">&lt;= <text:span text:style-name="T7">less-than-or-equal-to</text:span></text:p>
      <text:p text:style-name="P1">These can be used in expressions in the same was as standard built-in integers.</text:p>
      <text:p text:style-name="P15"/>
      <text:p text:style-name="P15">Type Conversion</text:p>
      <text:p text:style-name="P1"/>
      <text:p text:style-name="P1">Conversion to/from other types is automatic/implicit, for the following types:</text:p>
      <text:p text:style-name="P1">to/from integers</text:p>
      <text:p text:style-name="P1"><text:span text:style-name="T16">t</text:span>o/from real <text:s/><text:span text:style-name="T16">(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1"/>
      <text:p text:style-name="P11">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3"/>
      <text:p text:style-name="P23">One has to be careful when using implicit type/value conversions. When using a numeric type or literal that is greater than a standard integer maximum value, the compiler will a<text:span text:style-name="T16">s</text:span>sume (or implicitly cast to) a float type, then assign that float value to the Multi_Int, and lose a significant amount of precision. An example is the following assignment:</text:p>
      <text:p text:style-name="P23"/>
      <text:p text:style-name="P18">var V:Multi_Int;</text:p>
      <text:p text:style-name="P18">V:=18446744073709551616; <text:s/>// this value is 1 greater than the maximum amount that a uint64 type can contain.</text:p>
      <text:p text:style-name="P19"/>
      <text:p text:style-name="P24">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3"/>
      <text:p text:style-name="P18">var V:Multi_Int;</text:p>
      <text:p text:style-name="P18">V:=’18446744073709551616’; <text:s/>// this value is correctly assigned, with no loss of precision.</text:p>
      <text:p text:style-name="P18"/>
      <text:p text:style-name="P23">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5"/>
      <text:p text:style-name="P15">Other operations/functions</text:p>
      <text:p text:style-name="P1"/>
      <text:p text:style-name="P1"><text:soft-page-break/>The following operations/functions are provided:</text:p>
      <text:p text:style-name="P1">Odd(v)</text:p>
      <text:p text:style-name="P1">Even(v)</text:p>
      <text:p text:style-name="P1">SqRoot(v,result,remainder)</text:p>
      <text:p text:style-name="P1">Abs(v)</text:p>
      <text:p text:style-name="P1">ShiftUp(v, Nbits)<text:tab/><text:tab/><text:span text:style-name="T5">bit shift towards the most significant end</text:span></text:p>
      <text:p text:style-name="P3">ShiftDown(v, Nbits)<text:tab/><text:tab/><text:span text:style-name="T5">bit shift towards the least significant end</text:span></text:p>
      <text:p text:style-name="P3">RotateUp(v, Nbits)<text:tab/><text:tab/><text:span text:style-name="T5">bit rotate towards the most significant end</text:span></text:p>
      <text:p text:style-name="P3">RotateDown(v, Nbits)<text:tab/><text:tab/><text:span text:style-name="T5">bit rotate towards the least significant end</text:span></text:p>
      <text:p text:style-name="P3"/>
      <text:p text:style-name="P8">If the SqRoot (square root) function cannot give an exact result, it rounds down, and gives a remainder. <text:span text:style-name="T16">Note that the ShiftUp and ShiftDown functions do not generate a overflow exceptions, which is different to the behaviour of the equivalent native code operations.</text:span></text:p>
      <text:p text:style-name="P8"><text:span text:style-name="T5">The usefulness of the </text:span>RotateUp <text:span text:style-name="T5">and </text:span>Rotat<text:span text:style-name="T5">eDown procedures is debatable. I created them because I thought I would use them, then did not use them. But it seemed a bit sad to throw away the code.</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5"/>
      <text:p text:style-name="P15">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4"/>
      <text:p text:style-name="P14">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5"/>
      <text:p text:style-name="P15">Technical Notes</text:p>
      <text:p text:style-name="P1"/>
      <text:p text:style-name="P1">The <text:span text:style-name="T16">unit </text:span>code will only compile &amp; work correctly in Delphi mode. The <text:span text:style-name="T7">unit will not work correctly if compiled in ObjFPC </text:span><text:span text:style-name="T14">mode </text:span><text:span text:style-name="T7">with </text:span>"advancedrecords" mode. <text:span text:style-name="T7">However, the calling code does not have to be in Delphi mode.</text:span></text:p>
      <text:p text:style-name="P1"/>
      <text:p text:style-name="P1"><text:soft-page-break/>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6">can</text:span> be called <text:span text:style-name="T16">many times</text:span>, before <text:span text:style-name="T16">or after </text:span>any Multi_Int variables are used/<text:span text:style-name="T16">created</text:span>. If called a second time after <text:s/>Multi_Int variables have been created/used, <text:span text:style-name="T16">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0"/>
      <text:p text:style-name="P9">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1"/>
      <text:p text:style-name="P22">There are <text:span text:style-name="T16">is a </text:span>define in the source code {$define Overflow_Checks}, <text:span text:style-name="T16">which </text:span>is <text:span text:style-name="T14">intended for use when compiler overflow checks are enabled</text:span>.<text:span text:style-name="T14"> The </text:span>{$define Overflow_Checks} <text:span text:style-name="T14">does not switch on overflow checking for you; if you wish to use overflow checking, you still need to enable this in the usual way. </text:span><text:span text:style-name="T16">In short, the rule is: if you want overflow checking, turn it on in the usual way </text:span><text:span text:style-name="T17">and</text:span><text:span text:style-name="T16"> set </text:span>{$define Overflow_Checks}. <text:span text:style-name="T16">If you turn on overflow checking, but do not set </text:span>{$define Overflow_Checks}, <text:span text:style-name="T16">then the code will turn off overflow checking at bit shift operations and will not re-enable them.</text:span> <text:span text:style-name="T16">On Intel CPUs, s</text:span><text:span text:style-name="T14">ome bit shift operations trigger a</text:span><text:span text:style-name="T16">n undesired</text:span><text:span text:style-name="T14"> overflow exception, and the code disables overflow checking around these operations. The </text:span>{$define Overflow_Checks} <text:span text:style-name="T14">tells the code that overflow checking needs to be re-enabled after bit shift operations.</text:span></text:p>
      <text:p text:style-name="P22"/>
      <text:p text:style-name="P22"><text:span text:style-name="T16">The define </text:span>{$define extended_inc_operator} causes the code to attempt to overload the two-parameter Inc operator/procedure, which does not work on all versions of the compiler.</text:p>
      <text:p text:style-name="P1"/>
      <text:p text:style-name="P25">The library code defines two big integer types for internal use only:</text:p>
      <text:p text:style-name="P25"><text:span text:style-name="T6">Multi_Int_X</text:span>5<text:span text:style-name="T6"> :<text:tab/>fixed </text:span>5<text:span text:style-name="T6"> word integer</text:span></text:p>
      <text:p text:style-name="P7"><text:span text:style-name="T13">M</text:span>ulti_Int_X<text:span text:style-name="T14">W</text:span> :<text:tab/><text:span text:style-name="T14">vari</text:span>able multiple word integer <text:span text:style-name="T14">that is one word larger than </text:span><text:span text:style-name="T13">M</text:span>ulti_Int_X<text:span text:style-name="T14">V</text:span></text:p>
      <text:p text:style-name="P25"><text:soft-page-break/>These types are <text:span text:style-name="T15">requir</text:span>ed by the division routine.</text:p>
      <text:p text:style-name="P25"/>
      <text:p text:style-name="P1">The library code <text:span text:style-name="T14">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4">It is intended for internal library use only.</text:span></text:p>
      <text:p text:style-name="P1"/>
      <text:p text:style-name="P1">Here is a small Demo Program...</text:p>
      <text:p text:style-name="P17">(*----------------------------*)</text:p>
      <text:p text:style-name="P17">Program hello_multi_int;</text:p>
      <text:p text:style-name="P17">uses Multi_Int;</text:p>
      <text:p text:style-name="P17">type Big_Int= Multi_int_XV;</text:p>
      <text:p text:style-name="P17">var<text:tab/>N,P,R,Q<text:tab/>: Big_Int;</text:p>
      <text:p text:style-name="P17">begin</text:p>
      <text:p text:style-name="P17">// literal numbers &gt; 64bit MAXINT <text:span text:style-name="T16">should</text:span> be specified as strings</text:p>
      <text:p text:style-name="P17">N:= '340282366920938463463374607431768211455'; <text:s/>// equals ((2 ** 128) - 1)</text:p>
      <text:p text:style-name="P17">P:= ((Big_Int(2) ** Big_Int(128)) – 1); // sometimes explicit type casting is necessary</text:p>
      <text:p text:style-name="P17">if ((P - N) &lt;&gt; 0) then writeln('Fail!');</text:p>
      <text:p text:style-name="P17">P:= (N ** 2);</text:p>
      <text:p text:style-name="P17">R:= (P div N);</text:p>
      <text:p text:style-name="P17">if (R &lt;&gt; N) then writeln('Fail!')</text:p>
      <text:p text:style-name="P17">else writeln('R = N = ',R.ToStr);</text:p>
      <text:p text:style-name="P17">sqroot(P,R,Q);</text:p>
      <text:p text:style-name="P17">if (R &lt;&gt; N) or (Q &lt;&gt; 0)</text:p>
      <text:p text:style-name="P17">then writeln('Fail!')</text:p>
      <text:p text:style-name="P17">else writeln('Hex R = N = ',R.ToHex);</text:p>
      <text:p text:style-name="P17">end.</text:p>
      <text:p text:style-name="P17">(*----------------------------*)</text:p>
      <text:p text:style-name="P17"/>
      <text:p text:style-name="P20">Documentation v1.<text:span text:style-name="T16">4</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1-12T19:39:25.012000000</dc:date>
    <meta:editing-duration>PT8H15M58S</meta:editing-duration>
    <meta:editing-cycles>37</meta:editing-cycles>
    <meta:generator>LibreOffice/7.5.5.2$Windows_X86_64 LibreOffice_project/ca8fe7424262805f223b9a2334bc7181abbcbf5e</meta:generator>
    <meta:document-statistic meta:table-count="0" meta:image-count="0" meta:object-count="0" meta:page-count="5" meta:paragraph-count="137" meta:word-count="1690" meta:character-count="10984" meta:non-whitespace-character-count="9386"/>
  </office:meta>
</office:document-meta>
</file>